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8007D2D8A0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98cm" svg:height="20.371cm" svg:x="0.007cm" svg:y="4.654cm">
          <draw:image xlink:href="Pictures/1000000100000800000008007D2D8A0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8T23:22:54.728663045</meta:creation-date>
    <meta:print-date>2025-04-18T23:24:47.651036966</meta:print-date>
    <meta:printed-by>PDF files</meta:printed-by>
    <dc:date>2025-04-18T23:50:48.685635976</dc:date>
    <meta:editing-duration>PT17M39S</meta:editing-duration>
    <meta:editing-cycles>1</meta:editing-cycles>
    <meta:document-statistic meta:object-count="1"/>
    <meta:generator>LibreOffice/25.2.2.2$Linux_X86_64 LibreOffice_project/7370d4be9e3cf6031a51beef54ff3bda878e3fac</meta:generator>
  </office:meta>
</office:document-meta>
</file>